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>
        <style:tab-stops>
          <style:tab-stop style:position="1.746cm"/>
        </style:tab-stops>
      </style:paragraph-properties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officeooo:paragraph-rsid="001fbdb7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Heading_20_2" style:master-page-name="Standard">
      <style:paragraph-properties fo:text-align="justify" style:justify-single-word="false" style:page-number="auto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language="es" fo:country="ES"/>
    </style:style>
    <style:style style:name="T2" style:family="text">
      <style:text-properties fo:language="es" fo:country="CL"/>
    </style:style>
    <style:style style:name="T3" style:family="text">
      <style:text-properties fo:language="es" fo:country="CL" style:font-name-complex="F"/>
    </style:style>
    <style:style style:name="T4" style:family="text">
      <style:text-properties style:font-name="Times" fo:language="es" fo:country="ES" style:font-name-asian="Times1" style:font-name-complex="Times1"/>
    </style:style>
    <style:style style:name="T5" style:family="text">
      <style:text-properties style:font-name="Times" fo:language="es" fo:country="ES" fo:font-style="italic" style:font-name-asian="Times1" style:font-style-asian="italic" style:font-name-complex="Times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1fbd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_Toc459998532"/><text:span text:style-name="T1">Requisitos Funcionales</text:span><text:bookmark-end text:name="_Toc459998532"/></text:h>
      <text:h text:style-name="P8" text:outline-level="3"><text:bookmark-start text:name="_Toc459998533"/><text:span text:style-name="T1">Jefe de faena y nueva producción</text:span><text:bookmark-end text:name="_Toc459998533"/></text:h>
      <text:p text:style-name="P6"/>
      <text:list xml:id="list3759518110922119440" text:style-name="WWNum1">
        <text:list-item>
          <text:p text:style-name="P9"><text:span text:style-name="T4">Al ingresar a la página el jefe de faena verá todas las producciones de su faena, y podrá agregar nuevas producciones con un botón.</text:span></text:p>
        </text:list-item>
        <text:list-item>
          <text:p text:style-name="P9"><text:span text:style-name="T4">El jefe de faena no podrá modificar la faena a la que ingresará su producción, ya que, se verá por su acceso de usuario y permisos.</text:span></text:p>
        </text:list-item>
        <text:list-item>
          <text:p text:style-name="P9"><text:span text:style-name="T4">El formulario de producción contiene toda la información la de producción, fecha, trabajador, máquina, producción total, descortezado, madereo, volteo, consumos de combustible aceites y lubricantes, horas trabajadas, códigos de fallas, insumos utilizados y comentarios extras.</text:span></text:p>
        </text:list-item>
        <text:list-item>
          <text:p text:style-name="P9"><text:span text:style-name="T4">El jefe de faena podrá seleccionar el trabajador dentro de un </text:span><text:span text:style-name="T5">combobox</text:span><text:span text:style-name="T4"> al igual que la máquina, deberá ingresar el resto de datos a mano.</text:span></text:p>
        </text:list-item>
        <text:list-item>
          <text:p text:style-name="P9"><text:span text:style-name="T4">El jefe de faena podrá seleccionar varios códigos de fallas al igual que insumos mediante check box.</text:span></text:p>
        </text:list-item>
        <text:list-item>
          <text:p text:style-name="P9"><text:span text:style-name="T4">También se ingresarán observaciones si son necesarias.</text:span></text:p>
        </text:list-item>
      </text:list>
      <text:p text:style-name="P1"/>
      <text:h text:style-name="P8" text:outline-level="3"><text:bookmark-start text:name="_Toc459998534"/><text:span text:style-name="T1">Gestión de Administración</text:span><text:bookmark-end text:name="_Toc459998534"/><text:span text:style-name="T1"> </text:span></text:h>
      <text:list xml:id="list180730105452125" text:continue-numbering="true" text:style-name="WWNum1">
        <text:list-item>
          <text:p text:style-name="P9"><text:span text:style-name="T4">El administrador será el encargado de crear las faenas y usuarios vinculados a estas.</text:span></text:p>
        </text:list-item>
        <text:list-item>
          <text:p text:style-name="P9"><text:span text:style-name="T4">También tendrá acceso a todos los datos y podrá filtrar por día, mes, trabajador y faena. </text:span></text:p>
        </text:list-item>
        <text:list-item>
          <text:p text:style-name="P9"><text:span text:style-name="T4">Podrá ver los totales de producción de trabajadores y faenas, como también lo producido en un día o mes especifico. </text:span></text:p>
        </text:list-item>
        <text:list-item>
          <text:p text:style-name="P9"><text:span text:style-name="T4">La cantidad de códigos de fallas e insumos utilizados se verán reflejados también diariamente por faena, máquinas, trabajador o mes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Requerimiento </text:h>
      <text:p text:style-name="Standard"><text:tab/>CONSULTAS/INFORMES:</text:p>
      <text:p text:style-name="Standard"><text:tab/><text:tab/>R1 – Informe de producción <text:span text:style-name="T9">mensual por faena</text:span></text:p>
      <text:p text:style-name="P5"><text:tab/><text:tab/>R<text:span text:style-name="T9">2</text:span> – Informe de producción <text:span text:style-name="T9">mensual por empleados</text:span></text:p>
      <text:p text:style-name="Standard"><text:tab/><text:tab/>R<text:span text:style-name="T9">3</text:span>– Informes de observación </text:p>
      <text:p text:style-name="Standard"><text:tab/><text:tab/>R<text:span text:style-name="T9">4</text:span>-Listado de producción </text:p>
      <text:p text:style-name="Standard"><text:tab/><text:tab/>R<text:span text:style-name="T9">5</text:span>-Lista de insumos </text:p>
      <text:p text:style-name="Standard"><text:tab/><text:tab/>R<text:span text:style-name="T9">6</text:span>-Lista de empleados</text:p>
      <text:p text:style-name="Standard"><text:tab/><text:tab/>R<text:span text:style-name="T9">7</text:span>-Lista de maquinas</text:p>
      <text:p text:style-name="Standard"><text:bookmark text:name="_GoBack"/><text:tab/><text:tab/><text:span text:style-name="T9">R8-Lista de usuarios<text:tab/></text:span></text:p>
      <text:p text:style-name="Standard"><text:tab/><text:tab/><text:span text:style-name="T9">R9-Lista de codigo de error</text:span></text:p>
      <text:p text:style-name="Standard"><text:tab/>ALMACENAMIENTO/ASIGNACION:</text:p>
      <text:p text:style-name="Standard"><text:tab/><text:tab/>R<text:span text:style-name="T9">10</text:span>-Agregar <text:span text:style-name="T6">usuario</text:span></text:p>
      <text:p text:style-name="Standard"><text:tab/><text:tab/>R<text:span text:style-name="T9">11</text:span>-Asignar usuario</text:p>
      <text:p text:style-name="Standard"><text:tab/><text:tab/>R<text:span text:style-name="T9">12</text:span> – Agregar Producción</text:p>
      <text:p text:style-name="Standard"><text:tab/><text:tab/>R<text:span text:style-name="T9">13</text:span> – Agregar datos de la producción </text:p>
      <text:p text:style-name="Standard"><text:tab/><text:tab/>R<text:span text:style-name="T9">14</text:span> - Ag<text:span text:style-name="T9">regar</text:span> faena</text:p>
      <text:p text:style-name="Standard"><text:tab/><text:tab/><text:span text:style-name="T9">R15 – Asignar Faena</text:span></text:p>
      <text:p text:style-name="Standard"><text:tab/><text:tab/>R<text:span text:style-name="T9">16</text:span>-Agregar maquina</text:p>
      <text:p text:style-name="Standard"><text:tab/><text:tab/>R<text:span text:style-name="T9">17</text:span>-Agregar insumo</text:p>
      <text:p text:style-name="Standard"><text:tab/><text:tab/>R<text:span text:style-name="T9">18</text:span>-Agregar observación</text:p>
      <text:p text:style-name="Standard"><text:tab/>PROCESAMIENTO:</text:p>
      <text:p text:style-name="Standard"><text:tab/><text:tab/>R<text:span text:style-name="T9">19</text:span>-Calcular horas de trabajo</text:p>
      <text:p text:style-name="Standard"><text:tab/><text:tab/><text:span text:style-name="T9">R20-Calcular cuanto produjo cada empleado</text:span></text:p>
      <text:p text:style-name="Standard"><text:tab/><text:tab/><text:span text:style-name="T9">R21-Calcular gasto de insumo por empleado</text:span></text:p>
      <text:p text:style-name="Standard"><text:tab/><text:tab/><text:span text:style-name="T9">R22-Calcular produccion por faena</text:span></text:p>
      <text:p text:style-name="Standard"><text:tab/><text:tab/><text:span text:style-name="T9">R23-Calcular gastos de produccion</text:span></text:p>
      <text:p text:style-name="Standard"><text:tab/><text:tab/><text:span text:style-name="T9">R24-Contabilizar falla</text:span></text:p>
      <text:p text:style-name="Standard"><text:tab/><text:tab/><text:span text:style-name="T9">R25-Calculo de rendimiento</text:span></text:p>
      <text:p text:style-name="Standard"><text:s/><text:tab/>EDICION:</text:p>
      <text:p text:style-name="Standard"><text:soft-page-break/><text:tab/><text:tab/>R<text:span text:style-name="T9">26</text:span>-Editar producción</text:p>
      <text:p text:style-name="Standard"><text:tab/><text:tab/>R<text:span text:style-name="T9">27</text:span>-Eliminar producción </text:p>
      <text:p text:style-name="Standard"><text:tab/><text:tab/><text:span text:style-name="T9">R28-Editar Maquina</text:span></text:p>
      <text:p text:style-name="Standard"><text:tab/><text:tab/><text:span text:style-name="T9">R29-Eliminar Maquina</text:span></text:p>
      <text:p text:style-name="Standard"><text:tab/><text:tab/><text:span text:style-name="T9">R30-Editar Empleado</text:span></text:p>
      <text:p text:style-name="Standard"><text:tab/><text:tab/><text:span text:style-name="T9">R31-Eliminar Empleado</text:span></text:p>
      <text:p text:style-name="Standard"><text:tab/><text:tab/><text:span text:style-name="T9">R32-Editar Usuario</text:span></text:p>
      <text:p text:style-name="Standard"><text:tab/><text:tab/><text:span text:style-name="T9">R33-Eliminar Usuario</text:span></text:p>
      <text:p text:style-name="Standard"><text:tab/><text:tab/><text:span text:style-name="T9">R34-Editar Faena</text:span></text:p>
      <text:p text:style-name="Standard"><text:tab/><text:tab/><text:span text:style-name="T9">R35-Eliminar Faena</text:span></text:p>
      <text:p text:style-name="Standard"><text:tab/><text:tab/><text:span text:style-name="T9">R36-Editar Insumo</text:span></text:p>
      <text:p text:style-name="Standard"><text:tab/><text:tab/><text:span text:style-name="T9">R37-Eliminar Insumo</text:span></text:p>
      <text:p text:style-name="Standard"><text:tab/><text:tab/><text:span text:style-name="T9">R38-Editar Codigo</text:span></text:p>
      <text:p text:style-name="Standard"><text:tab/><text:tab/><text:span text:style-name="T9">R39-Eliminar Codig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T7">CASOS DE USO</text:span></text:p>
      <text:p text:style-name="Standard"/>
      <text:p text:style-name="P3"><text:span text:style-name="T8">Caso de uso: </text:span>Crear empleado</text:p>
      <text:p text:style-name="P3"/>
      <text:p text:style-name="P4"/>
      <text:p text:style-name="P4"/>
      <text:p text:style-name="P4"/>
      <text:p text:style-name="Standard"><text:span text:style-name="T8">Caso de uso</text:span>: Crear Faena</text:p>
      <text:p text:style-name="Standard">Actor: Administrador</text:p>
      <text:p text:style-name="Standard">Tipo: Primario</text:p>
      <text:p text:style-name="Standard">Descripción: El administrador crea una faena la cual se asignará posteriormente a un jefe de faena.</text:p>
      <text:p text:style-name="P3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fo:language="en" fo:country="US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3pt" fo:language="en" fo:country="US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ize="12pt" fo:language="en" fo:country="US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fo:language="en" fo:country="US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US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alibri Light" fo:font-family="'Calibri Light'" style:font-family-generic="roman" style:font-pitch="variable" fo:font-size="13pt" fo:language="en" fo:country="US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US" style:font-size-asian="12pt" style:font-name-complex="F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Eduardo</meta:initial-creator>
    <meta:editing-cycles>5</meta:editing-cycles>
    <meta:creation-date>2016-09-28T13:42:00</meta:creation-date>
    <dc:date>2016-10-03T18:07:29.867152401</dc:date>
    <meta:editing-duration>PT1M53S</meta:editing-duration>
    <meta:generator>LibreOffice/4.2.8.2$Linux_X86_64 LibreOffice_project/420m0$Build-2</meta:generator>
    <meta:document-statistic meta:table-count="0" meta:image-count="0" meta:object-count="0" meta:page-count="4" meta:paragraph-count="63" meta:word-count="383" meta:character-count="2656" meta:non-whitespace-character-count="22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